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258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_20__28_var_29_" svg:stroke-color="#000000" draw:textarea-vertical-align="middle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004cm"/>
    </style:style>
    <style:style style:name="gr7" style:family="graphic" style:parent-style-name="objectwithoutfill">
      <style:graphic-properties draw:marker-start="Short_20_line_20_Arrow" draw:marker-end="Short_20_line_20_Arrow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00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erif" fo:font-size="9pt" style:font-size-asian="9pt" style:font-size-complex="9pt"/>
    </style:style>
    <style:style style:name="P3" style:family="paragraph">
      <style:text-properties style:font-name="Liberation Serif" fo:font-size="9pt" style:font-size-asian="9pt" style:font-size-complex="9pt"/>
    </style:style>
    <style:style style:name="T1" style:family="text">
      <style:text-properties style:font-name="Liberation Serif" fo:font-size="9pt" style:font-size-asian="9pt" style:font-size-complex="9pt"/>
    </style:style>
    <style:style style:name="T2" style:family="text">
      <style:text-properties style:font-name="Liberation Serif"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667cm" svg:height="0.607cm" svg:x="2.84cm" svg:y="0.025cm">
          <draw:text-box>
            <text:p text:style-name="P1"><text:span text:style-name="T1">Top view</text:span></text:p>
          </draw:text-box>
        </draw:frame>
        <draw:frame draw:style-name="gr1" draw:text-style-name="P2" draw:layer="layout" svg:width="2.667cm" svg:height="0.607cm" svg:x="7.041cm" svg:y="0.026cm">
          <draw:text-box>
            <text:p text:style-name="P1"><text:span text:style-name="T1">Front view</text:span></text:p>
          </draw:text-box>
        </draw:frame>
        <draw:custom-shape draw:style-name="gr2" draw:text-style-name="P1" xml:id="id2" draw:id="id2" draw:layer="layout" svg:width="0.508cm" svg:height="0.508cm" svg:x="3.272cm" svg:y="5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0.254cm" svg:height="0.254cm" svg:x="4.054cm" svg:y="7.601cm">
          <text:p/>
          <draw:enhanced-geometry svg:viewBox="0 0 21600 21600" draw:text-areas="?f0 ?f7 ?f2 21600" draw:type="up-arrow" draw:modifiers="6310.11235955056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4" draw:text-style-name="P1" draw:layer="layout" draw:type="line" svg:x1="4.181cm" svg:y1="7.601cm" svg:x2="3.526cm" svg:y2="6.05cm" draw:start-shape="id1" draw:start-glue-point="0" draw:end-shape="id2" draw:end-glue-point="2" svg:d="m4181 7601-655-1551" svg:viewBox="0 0 656 1552">
          <text:p/>
        </draw:connector>
        <draw:custom-shape draw:style-name="gr2" draw:text-style-name="P1" draw:layer="layout" svg:width="0.508cm" svg:height="0.508cm" svg:x="3.927cm" svg:y="7.347cm">
          <text:p/>
          <draw:enhanced-geometry svg:viewBox="0 0 21600 21600" draw:text-areas="?f0 ?f7 ?f2 21600" draw:type="up-arrow" draw:modifiers="6310.11235955056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184cm" svg:height="1.194cm" svg:x="6.572cm" svg:y="6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8.509cm" svg:height="8.509cm" svg:x="2.032cm" svg:y="0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6.286cm" svg:y1="0.59cm" svg:x2="6.286cm" svg:y2="9.099cm" draw:start-shape="id3" draw:start-glue-point="0" draw:end-shape="id3" draw:end-glue-point="2" svg:d="m6286 590v8509" svg:viewBox="0 0 1 8510">
          <text:p/>
        </draw:connector>
        <draw:connector draw:style-name="gr5" draw:text-style-name="P1" draw:layer="layout" draw:type="line" svg:x1="2.032cm" svg:y1="4.844cm" svg:x2="10.541cm" svg:y2="4.844cm" draw:start-shape="id3" draw:start-glue-point="3" draw:end-shape="id3" draw:end-glue-point="1" svg:d="m2032 4844h8509" svg:viewBox="0 0 8510 1">
          <text:p/>
        </draw:connector>
        <draw:custom-shape draw:style-name="gr2" draw:text-style-name="P1" draw:layer="layout" svg:width="0.987cm" svg:height="0.991cm" svg:x="7.315cm" svg:y="2.2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0.127cm" svg:x="7.257cm" svg:y="2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397cm" svg:height="0.607cm" svg:x="6.985cm" svg:y="1.651cm">
          <draw:text-box>
            <text:p><text:span text:style-name="T1">(u</text:span><text:span text:style-name="T2">1</text:span><text:span text:style-name="T1">, v</text:span><text:span text:style-name="T2">1</text:span><text:span text:style-name="T1">)</text:span></text:p>
          </draw:text-box>
        </draw:frame>
        <draw:line draw:style-name="gr7" draw:text-style-name="P1" draw:layer="layout" svg:x1="8.458cm" svg:y1="2.235cm" svg:x2="8.458cm" svg:y2="3.226cm">
          <text:p/>
        </draw:line>
        <draw:line draw:style-name="gr7" draw:text-style-name="P1" draw:layer="layout" svg:x1="7.311cm" svg:y1="3.383cm" svg:x2="8.302cm" svg:y2="3.383cm">
          <text:p/>
        </draw:line>
        <draw:frame draw:style-name="gr8" draw:text-style-name="P2" draw:layer="layout" svg:width="0.915cm" svg:height="0.607cm" svg:x="7.366cm" svg:y="3.33cm">
          <draw:text-box>
            <text:p text:style-name="P1"><text:span text:style-name="T1">w</text:span><text:span text:style-name="T2">1</text:span></text:p>
          </draw:text-box>
        </draw:frame>
        <draw:frame draw:style-name="gr8" draw:text-style-name="P2" draw:layer="layout" svg:width="0.915cm" svg:height="0.607cm" svg:x="8.267cm" svg:y="2.431cm">
          <draw:text-box>
            <text:p text:style-name="P1"><text:span text:style-name="T1">h</text:span><text:span text:style-name="T2">1</text:span></text:p>
          </draw:text-box>
        </draw:frame>
        <draw:custom-shape draw:style-name="gr2" draw:text-style-name="P1" xml:id="id5" draw:id="id5" draw:layer="layout" svg:width="0.508cm" svg:height="0.508cm" svg:x="3.272cm" svg:y="1.2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0.254cm" svg:height="0.254cm" svg:x="4.054cm" svg:y="3.801cm">
          <text:p/>
          <draw:enhanced-geometry svg:viewBox="0 0 21600 21600" draw:text-areas="?f0 ?f7 ?f2 21600" draw:type="up-arrow" draw:modifiers="6310.11235955056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4" draw:text-style-name="P1" draw:layer="layout" draw:type="line" svg:x1="4.181cm" svg:y1="3.801cm" svg:x2="3.526cm" svg:y2="1.75cm" draw:start-shape="id4" draw:start-glue-point="0" draw:end-shape="id5" draw:end-glue-point="2" svg:d="m4181 3801-655-2051" svg:viewBox="0 0 656 2052">
          <text:p/>
        </draw:connector>
        <draw:custom-shape draw:style-name="gr2" draw:text-style-name="P1" draw:layer="layout" svg:width="0.508cm" svg:height="0.508cm" svg:x="3.927cm" svg:y="3.547cm">
          <text:p/>
          <draw:enhanced-geometry svg:viewBox="0 0 21600 21600" draw:text-areas="?f0 ?f7 ?f2 21600" draw:type="up-arrow" draw:modifiers="6310.11235955056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127cm" svg:height="0.127cm" svg:x="6.528cm" svg:y="6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397cm" svg:height="0.607cm" svg:x="6.286cm" svg:y="5.951cm">
          <draw:text-box>
            <text:p><text:span text:style-name="T1">(u</text:span><text:span text:style-name="T2">2</text:span><text:span text:style-name="T1">, v</text:span><text:span text:style-name="T2">2</text:span><text:span text:style-name="T1">)</text:span></text:p>
          </draw:text-box>
        </draw:frame>
        <draw:line draw:style-name="gr7" draw:text-style-name="P1" draw:layer="layout" svg:x1="7.904cm" svg:y1="7.722cm" svg:x2="7.904cm" svg:y2="6.527cm">
          <text:p/>
        </draw:line>
        <draw:frame draw:style-name="gr8" draw:text-style-name="P2" draw:layer="layout" svg:width="0.915cm" svg:height="0.607cm" svg:x="7.722cm" svg:y="6.821cm">
          <draw:text-box>
            <text:p text:style-name="P1"><text:span text:style-name="T1">h</text:span><text:span text:style-name="T2">2</text:span></text:p>
          </draw:text-box>
        </draw:frame>
        <draw:line draw:style-name="gr7" draw:text-style-name="P1" draw:layer="layout" svg:x1="6.612cm" svg:y1="7.884cm" svg:x2="7.807cm" svg:y2="7.884cm">
          <text:p/>
        </draw:line>
        <draw:frame draw:style-name="gr8" draw:text-style-name="P2" draw:layer="layout" svg:width="0.915cm" svg:height="0.607cm" svg:x="6.767cm" svg:y="7.831cm">
          <draw:text-box>
            <text:p text:style-name="P1"><text:span text:style-name="T1">w</text:span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Short_20_line_20_Arrow" draw:display-name="Short line Arrow" svg:viewBox="0 0 3000 3000" svg:d="m1500 0 1500 2789v211h-114l-1286-2392v2392h-200v-2392l-1286 2392h-114v-211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9.27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</meta:initial-creator>
    <meta:creation-date>2014-02-04T15:33:20.229803076</meta:creation-date>
    <dc:date>2014-02-06T14:25:42.505168698</dc:date>
    <dc:creator>helio </dc:creator>
    <meta:editing-duration>PT25M59S</meta:editing-duration>
    <meta:editing-cycles>8</meta:editing-cycles>
    <meta:generator>LibreOffice/4.1.3.2$Linux_x86 LibreOffice_project/410m0$Build-2</meta:generator>
    <meta:document-statistic meta:object-count="27"/>
  </office:meta>
</office:document-meta>
</file>